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8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999999"/>
    </style:style>
    <style:style style:name="ce8" style:family="table-cell" style:parent-style-name="Default" style:data-style-name="N1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1018" table:default-cell-style-name="Default"/>
        <table:table-row table:style-name="ro1">
          <table:table-cell table:number-columns-repeated="3"/>
          <table:table-cell office:value-type="string">
            <text:p>x</text:p>
          </table:table-cell>
          <table:table-cell office:value-type="string">
            <text:p>all powers should have total of 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Power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ulation % or Weight</text:p>
          </table:table-cell>
          <table:table-cell table:style-name="ce7" office:value-type="string">
            <text:p>True Population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Prosper</text:p>
          </table:table-cell>
          <table:table-cell table:style-name="ce5" table:number-columns-repeated="3"/>
          <table:table-cell table:style-name="ce5" table:formula="of:=SUM([.E4:.E47])" office:value-type="float" office:value="1">
            <text:p>1</text:p>
          </table:table-cell>
          <table:table-cell table:style-name="ce8" office:value-type="float" office:value="205613">
            <text:p>205613</text:p>
          </table:table-cell>
          <table:table-cell table:style-name="ce5" table:number-columns-repeated="1018"/>
        </table:table-row>
        <table:table-row table:style-name="ro1">
          <table:table-cell table:style-name="ce3"/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4]*[.F$3]" office:value-type="float" office:value="41122.6">
            <text:p>4112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E5]*[.F$3]" office:value-type="float" office:value="1418.7297">
            <text:p>141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E6]*[.F$3]" office:value-type="float" office:value="1603.7814">
            <text:p>1604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E7]*[.F$3]" office:value-type="float" office:value="1171.9941">
            <text:p>117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E8]*[.F$3]" office:value-type="float" office:value="1151.4328">
            <text:p>115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E9]*[.F$3]" office:value-type="float" office:value="5243.1315">
            <text:p>524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E10]*[.F$3]" office:value-type="float" office:value="3166.4402">
            <text:p>3166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E11]*[.F$3]" office:value-type="float" office:value="29608.272">
            <text:p>2960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E12]*[.F$3]" office:value-type="float" office:value="1295.3619">
            <text:p>129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E13]*[.F$3]" office:value-type="float" office:value="1480.4136">
            <text:p>148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E14]*[.F$3]" office:value-type="float" office:value="1048.6263">
            <text:p>104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E15]*[.F$3]" office:value-type="float" office:value="1213.1167">
            <text:p>121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E16]*[.F$3]" office:value-type="float" office:value="5304.8154">
            <text:p>530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E17]*[.F$3]" office:value-type="float" office:value="3228.1241">
            <text:p>3228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E18]*[.F$3]" office:value-type="float" office:value="21383.752">
            <text:p>21384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E19]*[.F$3]" office:value-type="float" office:value="1357.0458">
            <text:p>135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E20]*[.F$3]" office:value-type="float" office:value="1542.0975">
            <text:p>154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E21]*[.F$3]" office:value-type="float" office:value="1110.3102">
            <text:p>111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E22]*[.F$3]" office:value-type="float" office:value="1089.7489">
            <text:p>109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E23]*[.F$3]" office:value-type="float" office:value="1069.1876">
            <text:p>106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E24]*[.F$3]" office:value-type="float" office:value="1213.1167">
            <text:p>121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Brudeer</text:p>
          </table:table-cell>
          <table:table-cell/>
          <table:table-cell office:value-type="float" office:value="0.0258">
            <text:p>0.0258</text:p>
          </table:table-cell>
          <table:table-cell table:formula="of:=[.E25]*[.F$3]" office:value-type="float" office:value="5304.8154">
            <text:p>530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E26]*[.F$3]" office:value-type="float" office:value="3228.1241">
            <text:p>3228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E27]*[.F$3]" office:value-type="float" office:value="15420.975">
            <text:p>1542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E28]*[.F$3]" office:value-type="float" office:value="5469.3058">
            <text:p>546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E29]*[.F$3]" office:value-type="float" office:value="3598.2275">
            <text:p>359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E30]*[.F$3]" office:value-type="float" office:value="1110.3102">
            <text:p>111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E31]*[.F$3]" office:value-type="float" office:value="3145.8789">
            <text:p>314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E32]*[.F$3]" office:value-type="float" office:value="1069.1876">
            <text:p>106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E33]*[.F$3]" office:value-type="float" office:value="1048.6263">
            <text:p>1049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E34]*[.F$3]" office:value-type="float" office:value="10280.65">
            <text:p>1028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E35]*[.F$3]" office:value-type="float" office:value="1418.7297">
            <text:p>141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E36]*[.F$3]" office:value-type="float" office:value="1603.7814">
            <text:p>1604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E37]*[.F$3]" office:value-type="float" office:value="1171.9941">
            <text:p>117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E38]*[.F$3]" office:value-type="float" office:value="1151.4328">
            <text:p>115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E39]*[.F$3]" office:value-type="float" office:value="2158.9365">
            <text:p>215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E40]*[.F$3]" office:value-type="float" office:value="3166.4402">
            <text:p>3166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E41]*[.F$3]" office:value-type="float" office:value="8224.52">
            <text:p>8225</text:p>
          </table:table-cell>
          <table:table-cell table:number-columns-repeated="1018"/>
        </table:table-row>
        <table:table-row table:style-name="ro1">
          <table:table-cell table:style-name="ce4"/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E42]*[.F$3]" office:value-type="float" office:value="1295.3619">
            <text:p>1295</text:p>
          </table:table-cell>
          <table:table-cell table:number-columns-repeated="1018"/>
        </table:table-row>
        <table:table-row table:style-name="ro1">
          <table:table-cell table:style-name="ce4"/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E43]*[.F$3]" office:value-type="float" office:value="2241.1817">
            <text:p>2241</text:p>
          </table:table-cell>
          <table:table-cell table:number-columns-repeated="1018"/>
        </table:table-row>
        <table:table-row table:style-name="ro1">
          <table:table-cell table:style-name="ce4"/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E44]*[.F$3]" office:value-type="float" office:value="1048.6263">
            <text:p>1049</text:p>
          </table:table-cell>
          <table:table-cell table:number-columns-repeated="1018"/>
        </table:table-row>
        <table:table-row table:style-name="ro1">
          <table:table-cell table:style-name="ce4"/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E45]*[.F$3]" office:value-type="float" office:value="1213.1167">
            <text:p>1213</text:p>
          </table:table-cell>
          <table:table-cell table:number-columns-repeated="1018"/>
        </table:table-row>
        <table:table-row table:style-name="ro1">
          <table:table-cell table:style-name="ce4"/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E46]*[.F$3]" office:value-type="float" office:value="1192.5554">
            <text:p>1193</text:p>
          </table:table-cell>
          <table:table-cell table:number-columns-repeated="1018"/>
        </table:table-row>
        <table:table-row table:style-name="ro1">
          <table:table-cell table:style-name="ce4"/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E47]*[.F$3]" office:value-type="float" office:value="3228.1241">
            <text:p>3228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Flame</text:p>
          </table:table-cell>
          <table:table-cell table:style-name="ce5" table:number-columns-repeated="3"/>
          <table:table-cell table:style-name="ce5" table:formula="of:=SUM([.E49:.E74])" office:value-type="float" office:value="0.7646">
            <text:p>0.7646</text:p>
          </table:table-cell>
          <table:table-cell table:style-name="ce8" office:value-type="float" office:value="141359">
            <text:p>141359</text:p>
          </table:table-cell>
          <table:table-cell table:style-name="ce5" table:number-columns-repeated="1018"/>
        </table:table-row>
        <table:table-row table:style-name="ro1">
          <table:table-cell table:style-name="ce3"/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49]*[.F$48]" office:value-type="float" office:value="28271.8">
            <text:p>2827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E50]*[.F$48]" office:value-type="float" office:value="975.3771">
            <text:p>97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E51]*[.F$48]" office:value-type="float" office:value="1102.6002">
            <text:p>110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E52]*[.F$48]" office:value-type="float" office:value="805.7463">
            <text:p>80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E53]*[.F$48]" office:value-type="float" office:value="791.6104">
            <text:p>79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E54]*[.F$48]" office:value-type="float" office:value="3604.6545">
            <text:p>3605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E55]*[.F$48]" office:value-type="float" office:value="20355.696">
            <text:p>2035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E56]*[.F$48]" office:value-type="float" office:value="890.5617">
            <text:p>89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E57]*[.F$48]" office:value-type="float" office:value="1017.7848">
            <text:p>101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E58]*[.F$48]" office:value-type="float" office:value="720.9309">
            <text:p>72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E59]*[.F$48]" office:value-type="float" office:value="834.0181">
            <text:p>834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E60]*[.F$48]" office:value-type="float" office:value="14701.336">
            <text:p>1470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E61]*[.F$48]" office:value-type="float" office:value="932.9694">
            <text:p>93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E62]*[.F$48]" office:value-type="float" office:value="1060.1925">
            <text:p>106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E63]*[.F$48]" office:value-type="float" office:value="763.3386">
            <text:p>76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E64]*[.F$48]" office:value-type="float" office:value="749.2027">
            <text:p>749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E65]*[.F$48]" office:value-type="float" office:value="10601.925">
            <text:p>1060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E66]*[.F$48]" office:value-type="float" office:value="3760.1494">
            <text:p>376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E67]*[.F$48]" office:value-type="float" office:value="2473.7825">
            <text:p>2474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E68]*[.F$48]" office:value-type="float" office:value="763.3386">
            <text:p>76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E69]*[.F$48]" office:value-type="float" office:value="2162.7927">
            <text:p>2163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E70]*[.F$48]" office:value-type="float" office:value="7067.95">
            <text:p>706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E71]*[.F$48]" office:value-type="float" office:value="975.3771">
            <text:p>97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E72]*[.F$48]" office:value-type="float" office:value="1102.6002">
            <text:p>110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E73]*[.F$48]" office:value-type="float" office:value="805.7463">
            <text:p>80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E74]*[.F$48]" office:value-type="float" office:value="791.6104">
            <text:p>79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law</text:p>
          </table:table-cell>
          <table:table-cell table:style-name="ce5" table:number-columns-repeated="3"/>
          <table:table-cell table:style-name="ce5" table:formula="of:=SUM([.E76:.E87])" office:value-type="float" office:value="1">
            <text:p>1</text:p>
          </table:table-cell>
          <table:table-cell table:style-name="ce8" office:value-type="float" office:value="205613">
            <text:p>205613</text:p>
          </table:table-cell>
          <table:table-cell table:style-name="ce5" table:number-columns-repeated="1018"/>
        </table:table-row>
        <table:table-row table:style-name="ro1">
          <table:table-cell table:style-name="ce3"/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E76]*[.F$75]" office:value-type="float" office:value="164490.4">
            <text:p>16449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E77]*[.F$75]" office:value-type="float" office:value="4112.26">
            <text:p>411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E78]*[.F$75]" office:value-type="float" office:value="2467.356">
            <text:p>246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E79]*[.F$75]" office:value-type="float" office:value="2261.743">
            <text:p>226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E80]*[.F$75]" office:value-type="float" office:value="1686.0266">
            <text:p>168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E81]*[.F$75]" office:value-type="float" office:value="1603.7814">
            <text:p>1604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E82]*[.F$75]" office:value-type="float" office:value="1644.904">
            <text:p>1645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E83]*[.F$75]" office:value-type="float" office:value="16654.653">
            <text:p>1665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E84]*[.F$75]" office:value-type="float" office:value="4112.26">
            <text:p>411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E85]*[.F$75]" office:value-type="float" office:value="2467.356">
            <text:p>246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E86]*[.F$75]" office:value-type="float" office:value="2261.743">
            <text:p>226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E87]*[.F$75]" office:value-type="float" office:value="1850.517">
            <text:p>185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mbine</text:p>
          </table:table-cell>
          <table:table-cell table:style-name="ce5" table:number-columns-repeated="3"/>
          <table:table-cell table:style-name="ce5" table:formula="of:=SUM([.E89:.E133])" office:value-type="float" office:value="1.1872">
            <text:p>1.1872</text:p>
          </table:table-cell>
          <table:table-cell table:style-name="ce8" office:value-type="float" office:value="231314">
            <text:p>231314</text:p>
          </table:table-cell>
          <table:table-cell table:style-name="ce5" table:number-columns-repeated="1018"/>
        </table:table-row>
        <table:table-row table:style-name="ro1">
          <table:table-cell table:style-name="ce3"/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89]*[.F$88]" office:value-type="float" office:value="46262.8">
            <text:p>4626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Naker Narnclaedra</text:p>
          </table:table-cell>
          <table:table-cell/>
          <table:table-cell office:value-type="float" office:value="0.0069">
            <text:p>0.0069</text:p>
          </table:table-cell>
          <table:table-cell table:formula="of:=[.E90]*[.F$88]" office:value-type="float" office:value="1596.0666">
            <text:p>159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E91]*[.F$88]" office:value-type="float" office:value="1804.2492">
            <text:p>1804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E92]*[.F$88]" office:value-type="float" office:value="1318.4898">
            <text:p>131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E93]*[.F$88]" office:value-type="float" office:value="1295.3584">
            <text:p>129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E94]*[.F$88]" office:value-type="float" office:value="5898.507">
            <text:p>589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E95]*[.F$88]" office:value-type="float" office:value="3562.2356">
            <text:p>3562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E96]*[.F$88]" office:value-type="float" office:value="33309.216">
            <text:p>3330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E97]*[.F$88]" office:value-type="float" office:value="1457.2782">
            <text:p>145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E98]*[.F$88]" office:value-type="float" office:value="1665.4608">
            <text:p>166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E99]*[.F$88]" office:value-type="float" office:value="1179.7014">
            <text:p>118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E100]*[.F$88]" office:value-type="float" office:value="1364.7526">
            <text:p>1365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E101]*[.F$88]" office:value-type="float" office:value="24056.656">
            <text:p>2405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E102]*[.F$88]" office:value-type="float" office:value="1526.6724">
            <text:p>152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E103]*[.F$88]" office:value-type="float" office:value="1734.855">
            <text:p>173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E104]*[.F$88]" office:value-type="float" office:value="1249.0956">
            <text:p>124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E105]*[.F$88]" office:value-type="float" office:value="1225.9642">
            <text:p>122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E106]*[.F$88]" office:value-type="float" office:value="1202.8328">
            <text:p>1203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E107]*[.F$88]" office:value-type="float" office:value="17348.55">
            <text:p>1734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E108]*[.F$88]" office:value-type="float" office:value="6152.9524">
            <text:p>615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E109]*[.F$88]" office:value-type="float" office:value="4047.995">
            <text:p>404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E110]*[.F$88]" office:value-type="float" office:value="1249.0956">
            <text:p>1249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E111]*[.F$88]" office:value-type="float" office:value="17348.55">
            <text:p>1734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E112]*[.F$88]" office:value-type="float" office:value="6152.9524">
            <text:p>615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E113]*[.F$88]" office:value-type="float" office:value="4047.995">
            <text:p>404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E114]*[.F$88]" office:value-type="float" office:value="1249.0956">
            <text:p>1249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E115]*[.F$88]" office:value-type="float" office:value="16423.294">
            <text:p>1642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E116]*[.F$88]" office:value-type="float" office:value="1549.8038">
            <text:p>1550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E117]*[.F$88]" office:value-type="float" office:value="11565.7">
            <text:p>1156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E118]*[.F$88]" office:value-type="float" office:value="1596.0666">
            <text:p>159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E119]*[.F$88]" office:value-type="float" office:value="1804.2492">
            <text:p>1804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E120]*[.F$88]" office:value-type="float" office:value="1318.4898">
            <text:p>131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E121]*[.F$88]" office:value-type="float" office:value="1295.3584">
            <text:p>1295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E122]*[.F$88]" office:value-type="float" office:value="11565.7">
            <text:p>1156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E123]*[.F$88]" office:value-type="float" office:value="1596.0666">
            <text:p>159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E124]*[.F$88]" office:value-type="float" office:value="1804.2492">
            <text:p>1804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E125]*[.F$88]" office:value-type="float" office:value="1318.4898">
            <text:p>131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E126]*[.F$88]" office:value-type="float" office:value="1295.3584">
            <text:p>1295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E127]*[.F$88]" office:value-type="float" office:value="24056.656">
            <text:p>2405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E128]*[.F$88]" office:value-type="float" office:value="1526.6724">
            <text:p>152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E129]*[.F$88]" office:value-type="float" office:value="1734.855">
            <text:p>173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E130]*[.F$88]" office:value-type="float" office:value="1249.0956">
            <text:p>124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E131]*[.F$88]" office:value-type="float" office:value="1225.9642">
            <text:p>122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E132]*[.F$88]" office:value-type="float" office:value="1202.8328">
            <text:p>120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E133]*[.F$88]" office:value-type="float" office:value="1179.7014">
            <text:p>118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ity</text:p>
          </table:table-cell>
          <table:table-cell table:style-name="ce5" table:number-columns-repeated="3"/>
          <table:table-cell table:style-name="ce5" office:value-type="float" office:value="1">
            <text:p>1</text:p>
          </table:table-cell>
          <table:table-cell table:style-name="ce8" office:value-type="float" office:value="257016">
            <text:p>257016</text:p>
          </table:table-cell>
          <table:table-cell table:style-name="ce5" table:number-columns-repeated="1018"/>
        </table:table-row>
        <table:table-row table:style-name="ro1">
          <table:table-cell table:style-name="ce2" office:value-type="string">
            <text:p>Actstow</text:p>
          </table:table-cell>
          <table:table-cell table:style-name="ce5" table:number-columns-repeated="3"/>
          <table:table-cell table:style-name="ce5" table:formula="of:=SUM([.E136:.E142])" office:value-type="float" office:value="1">
            <text:p>1</text:p>
          </table:table-cell>
          <table:table-cell table:style-name="ce8" office:value-type="float" office:value="25702">
            <text:p>25702</text:p>
          </table:table-cell>
          <table:table-cell table:style-name="ce5" table:number-columns-repeated="1018"/>
        </table:table-row>
        <table:table-row table:style-name="ro1">
          <table:table-cell table:style-name="ce3"/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E136]*[.F$135]" office:value-type="float" office:value="3084.24">
            <text:p>3084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E137]*[.F$135]" office:value-type="float" office:value="3341.26">
            <text:p>334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E138]*[.F$135]" office:value-type="float" office:value="3598.28">
            <text:p>3598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E139]*[.F$135]" office:value-type="float" office:value="3855.3">
            <text:p>385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E140]*[.F$135]" office:value-type="float" office:value="4112.32">
            <text:p>411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E141]*[.F$135]" office:value-type="float" office:value="4369.34">
            <text:p>4369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E142]*[.F$135]" office:value-type="float" office:value="3341.26">
            <text:p>3341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inyo</text:p>
          </table:table-cell>
          <table:table-cell table:style-name="ce5" table:number-columns-repeated="3"/>
          <table:table-cell table:style-name="ce5" table:formula="of:=SUM([.E144:.E148])" office:value-type="float" office:value="1">
            <text:p>1</text:p>
          </table:table-cell>
          <table:table-cell table:style-name="ce8" office:value-type="float" office:value="25702">
            <text:p>25702</text:p>
          </table:table-cell>
          <table:table-cell table:style-name="ce5" table:number-columns-repeated="1018"/>
        </table:table-row>
        <table:table-row table:style-name="ro1">
          <table:table-cell table:style-name="ce3"/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E144]*[.F$143]" office:value-type="float" office:value="5397.42">
            <text:p>539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E145]*[.F$143]" office:value-type="float" office:value="3855.3">
            <text:p>3855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E146]*[.F$143]" office:value-type="float" office:value="5911.46">
            <text:p>591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E147]*[.F$143]" office:value-type="float" office:value="6425.5">
            <text:p>642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E148]*[.F$143]" office:value-type="float" office:value="4112.32">
            <text:p>4112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Hall</text:p>
          </table:table-cell>
          <table:table-cell table:style-name="ce5" table:number-columns-repeated="3"/>
          <table:table-cell table:style-name="ce5" table:formula="of:=SUM([.E150:.E161])" office:value-type="float" office:value="1">
            <text:p>1</text:p>
          </table:table-cell>
          <table:table-cell table:style-name="ce8" office:value-type="float" office:value="77105">
            <text:p>77105</text:p>
          </table:table-cell>
          <table:table-cell table:style-name="ce5" table:number-columns-repeated="1018"/>
        </table:table-row>
        <table:table-row table:style-name="ro1">
          <table:table-cell table:style-name="ce3"/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150]*[.F$149]" office:value-type="float" office:value="15421">
            <text:p>15421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E151]*[.F$149]" office:value-type="float" office:value="2390.255">
            <text:p>2390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E152]*[.F$149]" office:value-type="float" office:value="2313.15">
            <text:p>2313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E153]*[.F$149]" office:value-type="float" office:value="2236.045">
            <text:p>2236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E154]*[.F$149]" office:value-type="float" office:value="23131.5">
            <text:p>23132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E155]*[.F$149]" office:value-type="float" office:value="2467.36">
            <text:p>2467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E156]*[.F$149]" office:value-type="float" office:value="2158.94">
            <text:p>21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E157]*[.F$149]" office:value-type="float" office:value="2544.465">
            <text:p>254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E158]*[.F$149]" office:value-type="float" office:value="17734.15">
            <text:p>177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E159]*[.F$149]" office:value-type="float" office:value="2081.835">
            <text:p>208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iddlehornrock</text:p>
          </table:table-cell>
          <table:table-cell/>
          <table:table-cell office:value-type="float" office:value="0.034">
            <text:p>0.034</text:p>
          </table:table-cell>
          <table:table-cell table:formula="of:=[.E160]*[.F$149]" office:value-type="float" office:value="2621.57">
            <text:p>262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E161]*[.F$149]" office:value-type="float" office:value="2004.73">
            <text:p>2005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lood</text:p>
          </table:table-cell>
          <table:table-cell table:style-name="ce5" table:number-columns-repeated="3"/>
          <table:table-cell table:style-name="ce5" table:formula="of:=SUM([.E163:.E174])" office:value-type="float" office:value="1">
            <text:p>1</text:p>
          </table:table-cell>
          <table:table-cell table:style-name="ce8" office:value-type="float" office:value="89956">
            <text:p>89956</text:p>
          </table:table-cell>
          <table:table-cell table:style-name="ce5" table:number-columns-repeated="1018"/>
        </table:table-row>
        <table:table-row table:style-name="ro1">
          <table:table-cell table:style-name="ce3"/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3]*[.F$162]" office:value-type="float" office:value="8995.6">
            <text:p>8996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4]*[.F$162]" office:value-type="float" office:value="8995.6">
            <text:p>8996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E165]*[.F$162]" office:value-type="float" office:value="2698.68">
            <text:p>2699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Gar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6]*[.F$162]" office:value-type="float" office:value="8995.6">
            <text:p>8996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7]*[.F$162]" office:value-type="float" office:value="8995.6">
            <text:p>899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E168]*[.F$162]" office:value-type="float" office:value="6296.92">
            <text:p>6297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69]*[.F$162]" office:value-type="float" office:value="8995.6">
            <text:p>899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E170]*[.F$162]" office:value-type="float" office:value="3598.24">
            <text:p>3598</text:p>
          </table:table-cell>
          <table:table-cell table:number-columns-repeated="1018"/>
        </table:table-row>
        <table:table-row table:style-name="ro1">
          <table:table-cell table:style-name="ce3"/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E171]*[.F$162]" office:value-type="float" office:value="8995.6">
            <text:p>899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E172]*[.F$162]" office:value-type="float" office:value="8995.6">
            <text:p>899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E173]*[.F$162]" office:value-type="float" office:value="8995.6">
            <text:p>8996</text:p>
          </table:table-cell>
          <table:table-cell table:number-columns-repeated="1018"/>
        </table:table-row>
        <table:table-row table:style-name="ro1">
          <table:table-cell table:style-name="ce3"/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E174]*[.F$162]" office:value-type="float" office:value="5397.36">
            <text:p>5397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Outland</text:p>
          </table:table-cell>
          <table:table-cell table:style-name="ce5" table:number-columns-repeated="3"/>
          <table:table-cell table:style-name="ce5" table:formula="of:=SUM([.E176:.E190])" office:value-type="float" office:value="1">
            <text:p>1</text:p>
          </table:table-cell>
          <table:table-cell table:style-name="ce8" office:value-type="float" office:value="25702">
            <text:p>25702</text:p>
          </table:table-cell>
          <table:table-cell table:style-name="ce5" table:number-columns-repeated="1018"/>
        </table:table-row>
        <table:table-row table:style-name="ro1">
          <table:table-cell/>
          <table:table-cell office:value-type="string">
            <text:p>Agrandica</text:p>
          </table:table-cell>
          <table:table-cell table:number-columns-repeated="2"/>
          <table:table-cell office:value-type="float" office:value="0.29">
            <text:p>0.29</text:p>
          </table:table-cell>
          <table:table-cell table:formula="of:=[.E176]*[.F$175]" office:value-type="float" office:value="7453.58">
            <text:p>745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ilima</text:p>
          </table:table-cell>
          <table:table-cell/>
          <table:table-cell office:value-type="float" office:value="0.01">
            <text:p>0.01</text:p>
          </table:table-cell>
          <table:table-cell table:formula="of:=[.E177]*[.F$175]" office:value-type="float" office:value="257.02">
            <text:p>25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ozolica</text:p>
          </table:table-cell>
          <table:table-cell/>
          <table:table-cell office:value-type="float" office:value="0.02">
            <text:p>0.02</text:p>
          </table:table-cell>
          <table:table-cell table:formula="of:=[.E178]*[.F$175]" office:value-type="float" office:value="514.04">
            <text:p>5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E179]*[.F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E180]*[.F$175]" office:value-type="float" office:value="1028.08">
            <text:p>102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Barthalamule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E181]*[.F$175]" office:value-type="float" office:value="5140.4">
            <text:p>514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hurm</text:p>
          </table:table-cell>
          <table:table-cell/>
          <table:table-cell office:value-type="float" office:value="0.02">
            <text:p>0.02</text:p>
          </table:table-cell>
          <table:table-cell table:formula="of:=[.E182]*[.F$175]" office:value-type="float" office:value="514.04">
            <text:p>5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alaj Dawheer</text:p>
          </table:table-cell>
          <table:table-cell/>
          <table:table-cell office:value-type="float" office:value="0.03">
            <text:p>0.03</text:p>
          </table:table-cell>
          <table:table-cell table:formula="of:=[.E183]*[.F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E184]*[.F$175]" office:value-type="float" office:value="1028.08">
            <text:p>102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bricadabrin</text:p>
          </table:table-cell>
          <table:table-cell/>
          <table:table-cell office:value-type="float" office:value="0.03">
            <text:p>0.03</text:p>
          </table:table-cell>
          <table:table-cell table:formula="of:=[.E185]*[.F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Cobalt</text:p>
          </table:table-cell>
          <table:table-cell table:number-columns-repeated="2"/>
          <table:table-cell office:value-type="float" office:value="0.21">
            <text:p>0.21</text:p>
          </table:table-cell>
          <table:table-cell table:formula="of:=[.E186]*[.F$175]" office:value-type="float" office:value="5397.42">
            <text:p>539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Wabys</text:p>
          </table:table-cell>
          <table:table-cell/>
          <table:table-cell office:value-type="float" office:value="0.02">
            <text:p>0.02</text:p>
          </table:table-cell>
          <table:table-cell table:formula="of:=[.E187]*[.F$175]" office:value-type="float" office:value="514.04">
            <text:p>5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Farisaria</text:p>
          </table:table-cell>
          <table:table-cell/>
          <table:table-cell office:value-type="float" office:value="0.03">
            <text:p>0.03</text:p>
          </table:table-cell>
          <table:table-cell table:formula="of:=[.E188]*[.F$175]" office:value-type="float" office:value="771.06">
            <text:p>77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jebtekken</text:p>
          </table:table-cell>
          <table:table-cell/>
          <table:table-cell office:value-type="float" office:value="0.02">
            <text:p>0.02</text:p>
          </table:table-cell>
          <table:table-cell table:formula="of:=[.E189]*[.F$175]" office:value-type="float" office:value="514.04">
            <text:p>5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Djante</text:p>
          </table:table-cell>
          <table:table-cell/>
          <table:table-cell office:value-type="float" office:value="0.01">
            <text:p>0.01</text:p>
          </table:table-cell>
          <table:table-cell table:formula="of:=[.E190]*[.F$175]" office:value-type="float" office:value="257.02">
            <text:p>257</text:p>
          </table:table-cell>
          <table:table-cell table:number-columns-repeated="1018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8">09/28/2022</text:date>, <text:time>18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04:14:19.92</meta:creation-date>
    <dc:date>2022-09-28T18:55:46.97</dc:date>
    <meta:editing-duration>PT3H11M2S</meta:editing-duration>
    <meta:editing-cycles>3</meta:editing-cycles>
    <meta:generator>OpenOffice/4.1.12$Win32 OpenOffice.org_project/4112m1$Build-9809</meta:generator>
    <meta:document-statistic meta:table-count="3" meta:cell-count="571" meta:object-count="0"/>
  </office:meta>
</office:document-meta>
</file>